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35" office:value-type="string" calcext:value-type="string">
            <text:p>Exercices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17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distance</text:p>
          </table:table-cell>
          <table:table-cell table:style-name="ce9" table:number-columns-repeated="17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56" table:default-cell-style-name="ce81"/>
        <table:table-column table:style-name="co3" table:number-columns-repeated="8" table:default-cell-style-name="Default"/>
        <table:table-column table:style-name="co4" table:number-columns-repeated="95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2" table:number-rows-spanned="1">
            <text:p>algorithmique</text:p>
          </table:table-cell>
          <table:covered-table-cell table:number-columns-repeated="11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2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7" office:value-type="string" calcext:value-type="string">
            <text:p>Exercices ABR</text:p>
          </table:table-cell>
          <table:table-cell table:style-name="ce87"/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protocole de routage (algo graphes)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2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style-name="ce31" office:value-type="date" office:date-value="2021-03-01" calcext:value-type="date">
            <text:p>1 mars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2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2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9"/>
        </table:table-row>
        <table:table-row table:style-name="ro5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52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6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9"/>
        </table:table-row>
        <table:table-row table:style-name="ro9">
          <table:table-cell table:number-columns-repeated="2"/>
          <table:table-cell table:style-name="ce57" table:number-columns-repeated="53"/>
          <table:table-cell table:number-columns-repeated="96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3"/>
          <table:table-cell table:number-columns-repeated="96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53"/>
          <table:table-cell table:number-columns-repeated="96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2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53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53"/>
          <table:table-cell table:number-columns-repeated="96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38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38"/>
          <table:table-cell table:number-columns-repeated="96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0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6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53"/>
          <table:table-cell table:number-columns-repeated="96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3"/>
          <table:table-cell table:number-columns-repeated="96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2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6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53"/>
          <table:table-cell table:number-columns-repeated="96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3"/>
          <table:table-cell table:number-columns-repeated="96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53"/>
          <table:table-cell table:number-columns-repeated="96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6:55:34.224797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2-28T16:58:55.011880016</dc:date>
    <meta:editing-duration>P146DT4H49M</meta:editing-duration>
    <meta:editing-cycles>776</meta:editing-cycles>
    <meta:generator>LibreOffice/6.1.5.2$Linux_X86_64 LibreOffice_project/10$Build-2</meta:generator>
    <meta:document-statistic meta:table-count="3" meta:cell-count="889" meta:object-count="0"/>
  </office:meta>
</office:document-meta>
</file>